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3.56cm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cm" fo:margin-right="0cm" fo:text-align="start" fo:text-indent="0cm"/>
      <style:text-properties fo:font-size="14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16cm" svg:height="0.635cm" svg:x="0.1cm" svg:y="0.1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1cm" svg:y1="2.64cm" svg:x2="0.1cm" svg:y2="8.355cm">
          <text:p/>
        </draw:line>
        <draw:frame draw:style-name="gr3" draw:text-style-name="P5" draw:layer="layout" svg:width="5.08cm" svg:height="3.81cm" svg:x="0.1cm" svg:y="4.545cm">
          <draw:text-box>
            <text:p text:style-name="P4"><text:span text:style-name="T2">allIndexes</text:span></text:p>
            <text:p text:style-name="P4"><text:span text:style-name="T2">allItems</text:span></text:p>
            <text:p text:style-name="P4"><text:span text:style-name="T2">at, <text:s/>[ ]</text:span></text:p>
            <text:p text:style-name="P4"><text:span text:style-name="T2">empty</text:span></text:p>
            <text:p text:style-name="P4"><text:span text:style-name="T2">hasIndex</text:span></text:p>
            <text:p text:style-name="P4"><text:span text:style-name="T2">hasItem</text:span></text:p>
            <text:p text:style-name="P4"><text:span text:style-name="T2">index</text:span></text:p>
          </draw:text-box>
        </draw:frame>
        <draw:line draw:style-name="gr2" draw:text-style-name="P3" draw:layer="layout" svg:x1="10.26cm" svg:y1="8.355cm" svg:x2="0.1cm" svg:y2="8.355cm">
          <text:p/>
        </draw:line>
        <draw:custom-shape draw:style-name="gr1" draw:text-style-name="P2" draw:layer="layout" svg:width="10.16cm" svg:height="0.635cm" svg:x="0.1cm" svg:y="1.37cm">
          <text:p text:style-name="P1"><text:span text:style-name="T1">Tabl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18cm" svg:y1="0.735cm" svg:x2="5.18cm" svg:y2="1.37cm">
          <text:p/>
        </draw:line>
        <draw:frame draw:style-name="gr4" draw:text-style-name="P5" draw:layer="layout" svg:width="6.35cm" svg:height="0.725cm" svg:x="0.1cm" svg:y="3.275cm">
          <draw:text-box>
            <text:p text:style-name="P4"><text:span text:style-name="T2">new</text:span></text:p>
          </draw:text-box>
        </draw:frame>
        <draw:line draw:style-name="gr2" draw:text-style-name="P3" draw:layer="layout" svg:x1="0.1cm" svg:y1="3.91cm" svg:x2="10.26cm" svg:y2="3.91cm">
          <text:p/>
        </draw:line>
        <draw:frame draw:style-name="gr3" draw:text-style-name="P5" draw:layer="layout" svg:width="5.08cm" svg:height="3.81cm" svg:x="5.18cm" svg:y="4.545cm">
          <draw:text-box>
            <text:p text:style-name="P4"><text:span text:style-name="T2">isEmpty</text:span></text:p>
            <text:p text:style-name="P4"><text:span text:style-name="T2">items</text:span></text:p>
            <text:p text:style-name="P4"><text:span text:style-name="T2">makeArray</text:span></text:p>
            <text:p text:style-name="P4"><text:span text:style-name="T2">put, <text:s/>[ ]=</text:span></text:p>
            <text:p text:style-name="P4"><text:span text:style-name="T2">remove</text:span></text:p>
            <text:p text:style-name="P4"><text:span text:style-name="T2">removeItem</text:span></text:p>
            <text:p text:style-name="P4"><text:span text:style-name="T2">supplier</text:span></text:p>
          </draw:text-box>
        </draw:frame>
        <draw:line draw:style-name="gr2" draw:text-style-name="P3" draw:layer="layout" svg:x1="5.18cm" svg:y1="8.355cm" svg:x2="5.18cm" svg:y2="3.91cm">
          <text:p/>
        </draw:line>
        <draw:custom-shape draw:style-name="gr1" draw:text-style-name="P7" draw:layer="layout" svg:width="10.16cm" svg:height="0.635cm" svg:x="0.1cm" svg:y="2.005cm">
          <text:p text:style-name="P6"><text:span text:style-name="T1">+ <text:s/>MapCollection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0.26cm" svg:y1="2.64cm" svg:x2="10.26cm" svg:y2="8.35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0.36cm" fo:page-height="8.4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9$Build-9420</meta:generator>
    <meta:initial-creator>William Ashley</meta:initial-creator>
    <meta:creation-date>2007-06-19T13:48:44</meta:creation-date>
    <dc:creator>Jean Louis Faucher</dc:creator>
    <dc:date>2009-12-14T22:28:56.87</dc:date>
    <dc:language>en-US</dc:language>
    <meta:editing-cycles>20</meta:editing-cycles>
    <meta:editing-duration>PT01H58M56S</meta:editing-duration>
    <meta:document-statistic meta:object-count="12"/>
    <meta:user-defined meta:name="Info 1"/>
    <meta:user-defined meta:name="Info 2"/>
    <meta:user-defined meta:name="Info 3"/>
    <meta:user-defined meta:name="Info 4"/>
  </office:meta>
</office:document-meta>
</file>